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4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<text:span text:style-name="T1">420-321-AH</text:span><text:span text:style-name="T1"><text:line-break/></text:span><text:span text:style-name="T1">Projet intégrateur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Étape 6 <text:line-break/>31 janvier au 25 févr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uré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4 semaines</text:p>
              </text:list-item>
              <text:list-item>
                <text:p>22,5 heures par sema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hèm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grammation embarquée;</text:p>
              </text:list-item>
              <text:list-item>
                <text:p>Objets intelligents;</text:p>
              </text:list-item>
              <text:list-item>
                <text:p>Bases de données;</text:p>
              </text:list-item>
              <text:list-item>
                <text:p>Application Web et mobile;</text:p>
              </text:list-item>
              <text:list-item>
                <text:p>Intelligence artificiel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xemp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ssistant vocal;</text:p>
              </text:list-item>
              <text:list-item>
                <text:p>Système de domotique avec objets connectés;</text:p>
              </text:list-item>
              <text:list-item>
                <text:p>Système d’éclairage intelligent;</text:p>
              </text:list-item>
              <text:list-item>
                <text:p>Thermostat intelligent (semblable au nest ou à l’ecobee);</text:p>
              </text:list-item>
              <text:list-item>
                <text:p>Application pour le tourisme intelligent (tourism smart; utilisation de tag NFC/RFID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xemp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Contrôle d’accès utilisant les codes à barre ou la reconnaissance faciale;</text:p>
              </text:list-item>
              <text:list-item>
                <text:p text:style-name="P2">Cadre numérique connecté;</text:p>
              </text:list-item>
              <text:list-item>
                <text:p>Système multimédia centralisé et multi piè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7T08:09:53.598737888</meta:creation-date>
    <meta:editing-duration>PT7M54S</meta:editing-duration>
    <meta:editing-cycles>3</meta:editing-cycles>
    <meta:generator>LibreOffice/6.0.7.3$Linux_X86_64 LibreOffice_project/00m0$Build-3</meta:generator>
    <dc:title>Impress</dc:title>
    <dc:date>2021-09-07T08:17:48.928399509</dc:date>
    <meta:document-statistic meta:object-count="54"/>
  </office:meta>
</office:document-meta>
</file>